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officeooo:rsid="001ee20e" officeooo:paragraph-rsid="001ff66c"/>
    </style:style>
    <style:style style:name="P3" style:family="paragraph" style:parent-style-name="Standard">
      <style:paragraph-properties fo:margin-top="0cm" fo:margin-bottom="0cm" style:contextual-spacing="false" fo:line-height="100%"/>
    </style:style>
    <style:style style:name="P4" style:family="paragraph" style:parent-style-name="Heading_20_1" style:master-page-name="Standard">
      <style:paragraph-properties style:page-number="auto"/>
    </style:style>
    <style:style style:name="P5" style:family="paragraph" style:parent-style-name="Heading_20_2">
      <style:paragraph-properties>
        <style:tab-stops>
          <style:tab-stop style:position="3.545cm"/>
        </style:tab-stops>
      </style:paragraph-properties>
    </style:style>
    <style:style style:name="P6" style:family="paragraph" style:parent-style-name="List_20_Paragraph" style:list-style-name="WWNum1"/>
    <style:style style:name="T1" style:family="text">
      <style:text-properties fo:font-weight="bold" style:font-weight-asian="bold"/>
    </style:style>
    <style:style style:name="T2" style:family="text">
      <style:text-properties fo:language="en" fo:country="US"/>
    </style:style>
    <style:style style:name="T3" style:family="text">
      <style:text-properties style:font-name="Courier New" fo:font-size="10pt" fo:language="en" fo:country="US" style:font-name-asian="Times New Roman1" style:font-size-asian="10pt" style:language-asian="fr" style:country-asian="FR" style:font-name-complex="Courier New2" style:font-size-complex="10pt"/>
    </style:style>
    <style:style style:name="T4" style:family="text">
      <style:text-properties style:font-name="Courier New" fo:font-size="10pt" style:font-name-asian="Times New Roman1" style:font-size-asian="10pt" style:language-asian="fr" style:country-asian="FR" style:font-name-complex="Courier New2" style:font-size-complex="10pt"/>
    </style:style>
    <style:style style:name="T5" style:family="text">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T6" style:family="text">
      <style:text-properties style:font-name="Times New Roman" fo:font-size="12pt" style:font-name-asian="Times New Roman1" style:font-size-asian="12pt" style:language-asian="fr" style:country-asian="FR" style:font-name-complex="Times New Roman1" style:font-size-complex="12pt"/>
    </style:style>
    <style:style style:name="T7" style:family="text">
      <style:text-properties officeooo:rsid="001ee20e"/>
    </style:style>
    <style:style style:name="T8" style:family="text">
      <style:text-properties officeooo:rsid="001ff6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e l’origine du dev. Web</text:h>
      <text:h text:style-name="Heading_20_2" text:outline-level="2">HTML</text:h>
      <text:p text:style-name="Standard">Il s’agit d’un langage de balisage d’hypertexte créé en 1989 et évolue jusqu’en 1991 où il devient l’unique langage de structuration des pages webs.</text:p>
      <text:h text:style-name="Heading_20_2" text:outline-level="2">CSS</text:h>
      <text:p text:style-name="Standard">Il s’agit de feuilles de style en cascade introduit en 1990 par les navigateurs qui standardisent l’habillage des pages webs. Sous la pression des développeurs, des navigateurs comme Nescape proposent alors d’habiller la structure HTML avec les feuilles fournis et non les leurs.</text:p>
      <text:h text:style-name="Heading_20_2" text:outline-level="2">JavaScript</text:h>
      <text:p text:style-name="Standard">Il s’agit d’un langage de programmation de scripts côté client orienté objet à prototype (les fonctions créées sont elles-mêmes des objets de première classe) créé en 1995 pour le compte de Netscape et inspiré du Java. Il permet notamment de modifier de DOM HTML. </text:p>
      <text:h text:style-name="Heading_20_2" text:outline-level="2">PHP</text:h>
      <text:p text:style-name="Standard">Il s’agit d’un langage de script utilisé côté serveur créé en 1994. Le Personal Home Page a été imaginé afin de pouvoir envoyer au client des fichiers HTML différents selon les informations reçus. Aujourd’hui utilisé par plus de 244 millions de sites il est le langage le plus utilisé sur le net. Il existe d’autres langages tel que le Ruby, le python ou encore le .net.</text:p>
      <text:h text:style-name="Heading_20_2" text:outline-level="2">Qu’est-ce qui a changé <text:span text:style-name="T7">depuis 1995</text:span> ?</text:h>
      <text:p text:style-name="P2">Nous ne parlons plus depuis le HTML5 de simple balises de marquage ; il nous permet d'activer le GPS, la caméra etc. </text:p>
      <text:p text:style-name="P2">Que dire du CSS3 ? Combiné à des déclancheurs javascript, il permet de mouvoir les éléments du DOM comme le fait cette présentation.</text:p>
      <text:p text:style-name="P2"><text:span text:style-name="T8">Grâce au travail collaboratif de la communauté web, o</text:span>n a standardisé,<text:span text:style-name="T8"> </text:span>optimisé, factorisé, structuré. <text:span text:style-name="T8">A tel point que le web est devenu l'outil le plus puissant tant dans la communication que le marketing et l'outilage.</text:span></text:p>
      <text:h text:style-name="Heading_20_2" text:outline-level="2">Ajax</text:h>
      <text:p text:style-name="Standard">L’Asynchronous JavaScript and XML arrive sur les navigateurs entre <text:s/>1995 et 2005 et permet de construire des applications Web plus dynamiques grâce au chargement de seulement une partie du fichier évitant ainsi l’affichage d’une page complète. Le JavaScript va communiquer avec le serveur en arrière-plan via l’objet XMLHttpRequest qui lui transmettra <text:s/>les données sous forme de XML (aujourd’hui de json).</text:p>
      <text:h text:style-name="Heading_20_2" text:outline-level="2"><text:soft-page-break/>JSON</text:h>
      <text:p text:style-name="Standard">Il s’agit d’un format de données textuelles dérivé des objets du langage JavaScript. Il permet de représenter de l’information structurée. Exemple : {« voiture » :{« marque » : « renault», « moteur » : « essence»}}</text:p>
      <text:h text:style-name="P5" text:outline-level="2">CRUD</text:h>
      <text:p text:style-name="Standard">Il s’agit d’une standardisation des actions de stockage d’informations en base de données. L’acronyme Create, Read, Update, Delete définit donc les méthodes http suivantes :</text:p>
      <text:p text:style-name="Standard">Un <text:span text:style-name="T1">post</text:span> http envoyé vers le serveur doit déclencher un <text:span text:style-name="T1">insert</text:span> dans la DB.</text:p>
      <text:p text:style-name="Standard">Un <text:span text:style-name="T1">get</text:span> http envoyé vers le serveur doit déclencher un <text:span text:style-name="T1">select</text:span> dans la DB.</text:p>
      <text:p text:style-name="Standard">Un <text:span text:style-name="T1">put</text:span> http envoyé vers le serveur doit déclencher un <text:span text:style-name="T1">update</text:span> dans la DB.</text:p>
      <text:p text:style-name="Standard">Un <text:span text:style-name="T1">delete</text:span> http envoyé vers le serveur doit déclencher un <text:span text:style-name="T1">delete</text:span> dans la DB.</text:p>
      <text:h text:style-name="Heading_20_2" text:outline-level="2">API</text:h>
      <text:p text:style-name="Standard">Une interface de programmation est un ensemble normalisé de classes et de fonctions qui sert de façade par laquelle un logiciel offre des services à un autre logiciel. Pour nous, il s’agit d’un service web qui offre des outils à une application. Par exemple, Google, Facebook ou encore la SNCF proposent des APIs qui vont permettre à une application d’obtenir des données et de les afficher comme ils le désirent. Pour ce faire, une API web est souvent normalisée CRUD et retourne des JSON.</text:p>
      <text:h text:style-name="Heading_20_2" text:outline-level="2">Les navigateurs</text:h>
      <text:h text:style-name="Heading_20_1" text:outline-level="1">Framework</text:h>
      <text:h text:style-name="Heading_20_2" text:outline-level="2">La structure web</text:h>
      <text:p text:style-name="Standard">Le web n’était pas très structuré en 1989 et s’est développé jusque dans les années 2000-2003 avec l’arrivée de l’ajax et des concepts de découpage des structures. <text:s/>Dans les années 2004, les développeurs ont posés deux principes dits fondamentaux qui ont mené à la création du framework RoR. </text:p>
      <text:p text:style-name="Standard"><text:span text:style-name="T1">Ne vous répétez pas !</text:span> Principe qui permet grâce à l’architecture <text:span text:style-name="T1">MVC</text:span> de n’avoir des éléments de l’application qu’à un seul endroit.</text:p>
      <text:p text:style-name="Standard"><text:span text:style-name="T1">Convention plutôt que configuration ! </text:span>Principe qui dit que l’on configure un élément seulement s’il n’entre dans aucune convention. Ceci permet de proposer des comportements par défaut pour la plupart des fonctionnalités.</text:p>
      <text:p text:style-name="Standard">Des travaux menés des années 1930 à 1984 par divers sociétés ont abouti en 1991 à un modèle de gestion de projet itératif, incrémental et adaptatif. Ce modèle permettait de gérer des projets de façon plus rapide et plus réactive que la gestion dite traditionnelle. En 2001, 17 des plus éminents personnages du développement logiciel (notamment Ward Cunningham inventeur du wiki, Kent <text:soft-page-break/>Beck fondateur de l’Xtrem Programming ou encore Jeff Sutherland créateur du SCRUM) se réunissent et écrivent le <text:span text:style-name="T1">Manifeste Agile</text:span>. L’agile est aujourd’hui utilisé [….]</text:p>
      <text:p text:style-name="Standard">Ruby on Rails applique complétement l’<text:span text:style-name="T1">Agile </text:span>dans son organisation et sa méthode de développement. C’est la raison pour laquelle il fournit des outils de génération qui vont automatiquement intégrer de la <text:span text:style-name="T1">documentation</text:span> et du <text:span text:style-name="T1">test</text:span>, qu’il utilise la <text:span text:style-name="T1">migration de base</text:span> de données ainsi que l’<text:span text:style-name="T1">ORM</text:span> et tout ceci dans une architecture <text:span text:style-name="T1">MVC.</text:span></text:p>
      <text:p text:style-name="Standard">En 2005, Linus Torvalds imagine un outil de versionning prenant tous les côtés positifs des outils existants et abandonnant leurs points faibles. Cet outil nommé <text:span text:style-name="T1">git </text:span>permet un versionning collaboratif et rapide des fichiers et va devenir jusqu’à aujourd’hui la référence.</text:p>
      <text:h text:style-name="Heading_20_2" text:outline-level="2">Migration de base</text:h>
      <text:p text:style-name="Standard">Il s’agit d’une technique visant à modifier la structure des données de façon simple, rapide et versionnée. Il devient alors possible d’agir de façon agile en modifiant la structure de tables déjà créées mais qui au fil du projet et des demandes du client devient bloquante. Cette technique permet par son versionning de retirer une ou un groupe de <text:s/>modifications.</text:p>
      <text:p text:style-name="Standard"><text:span text:style-name="T2">Exemple :</text:span></text:p>
      <text:p text:style-name="P3"><text:span text:style-name="T3">class</text:span><text:span text:style-name="T5"> </text:span><text:span text:style-name="T3">CreateProducts &lt; ActiveRecord::Migration</text:span></text:p>
      <text:p text:style-name="P3"><text:span text:style-name="T3">  def</text:span><text:span text:style-name="T5"> </text:span><text:span text:style-name="T3">self.up</text:span></text:p>
      <text:p text:style-name="P3"><text:span text:style-name="T3">    create_table :products</text:span><text:span text:style-name="T5"> </text:span><text:span text:style-name="T3">do</text:span><text:span text:style-name="T5"> </text:span><text:span text:style-name="T3">|t|</text:span></text:p>
      <text:p text:style-name="P3"><text:span text:style-name="T3">      t.string :name</text:span></text:p>
      <text:p text:style-name="P3"><text:span text:style-name="T3">      t.text :description</text:span></text:p>
      <text:p text:style-name="P3"><text:span text:style-name="T5"> </text:span></text:p>
      <text:p text:style-name="P3"><text:span text:style-name="T3">      t.timestamps</text:span></text:p>
      <text:p text:style-name="P3"><text:span text:style-name="T3">    end</text:span></text:p>
      <text:p text:style-name="P3"><text:span text:style-name="T3">  end</text:span></text:p>
      <text:p text:style-name="P3"><text:span text:style-name="T5"> </text:span></text:p>
      <text:p text:style-name="P3"><text:span text:style-name="T3">  def</text:span><text:span text:style-name="T5"> </text:span><text:span text:style-name="T3">self.down</text:span></text:p>
      <text:p text:style-name="P3"><text:span text:style-name="T3">    drop_table :products</text:span></text:p>
      <text:p text:style-name="P3"><text:span text:style-name="T3">  end</text:span></text:p>
      <text:p text:style-name="P3"><text:span text:style-name="T3">end</text:span></text:p>
      <text:p text:style-name="P1"/>
      <text:p text:style-name="P3"><text:span text:style-name="T3">class</text:span><text:span text:style-name="T5"> </text:span><text:span text:style-name="T3">AddPartNumberToProducts &lt; ActiveRecord::Migration</text:span></text:p>
      <text:p text:style-name="P3"><text:span text:style-name="T3">  def</text:span><text:span text:style-name="T5"> </text:span><text:span text:style-name="T3">self.up</text:span></text:p>
      <text:p text:style-name="P3"><text:span text:style-name="T3">    add_column :products, :part_number, :string</text:span></text:p>
      <text:p text:style-name="P3"><text:span text:style-name="T3">  end</text:span></text:p>
      <text:p text:style-name="P3"><text:span text:style-name="T5"> </text:span></text:p>
      <text:p text:style-name="P3"><text:span text:style-name="T3">  def</text:span><text:span text:style-name="T5"> </text:span><text:span text:style-name="T3">self.down</text:span></text:p>
      <text:p text:style-name="P3"><text:span text:style-name="T3">    remove_column :products, :part_number</text:span></text:p>
      <text:p text:style-name="P3"><text:span text:style-name="T3">  </text:span><text:span text:style-name="T4">end</text:span></text:p>
      <text:p text:style-name="P3"><text:span text:style-name="T4">end</text:span></text:p>
      <text:p text:style-name="Standard"/>
      <text:h text:style-name="Heading_20_2" text:outline-level="2">ORM</text:h>
      <text:p text:style-name="Standard">Le mapping objet-relationnel est une technique de programmation informatique qui crée l’illusion d’une base de données orientée objet à partir d’une base de <text:soft-page-break/>données relationnelle en définissant des correspondances entre cette base de données et les objets du langage utilisé. Cette technique permet d’écrire des requêtes dans les modèles d’une seule façon alors que l’application va utiliser différentes base de données. Par exemple, l’utilisation du SqliLite en développement ou en test ne posera aucune modification de code à la mise en production sur du PostgreSql.</text:p>
      <text:p text:style-name="Standard">Exemple de récupération de tous les enregistrements de la table utilisateur et de leur stockage dans les models.</text:p>
      <text:p text:style-name="Standard"><text:span text:style-name="T2">users = User.all</text:span></text:p>
      <text:p text:style-name="Standard"><text:span text:style-name="T2">users[0].name # Affiche Alain.</text:span></text:p>
      <text:h text:style-name="Heading_20_2" text:outline-level="2">MVC</text:h>
      <text:p text:style-name="Standard">Il s’agit d’un modèle destiné à répondre aux besoins des applications interactives en séparant les problématiques liées aux différents composants au sein de leur architecture respective. </text:p>
      <text:p text:style-name="Standard"><text:span text:style-name="T1">Le modèle</text:span> est ce qui va traiter les données et interagir avec la base de données ; il regroupe la gestion et est responsable de leur intégrité. </text:p>
      <text:p text:style-name="Standard"><text:span text:style-name="T1">La vue</text:span> est ce qui présente les résultats renvoyés par le modèle ; il doit recevoir toute action utilisateur. </text:p>
      <text:p text:style-name="Standard"><text:span text:style-name="T1">Le contrôleur</text:span> prend en compte la gestion des événements de synchronisation pour mettre à jour la vue ou le modèle ; il reçoit tous les événements et enclenche des actions.</text:p>
      <text:h text:style-name="Heading_20_2" text:outline-level="2">Choix du framework </text:h>
      <text:p text:style-name="Standard"><text:span text:style-name="T1">Contrainte</text:span> : php</text:p>
      <text:p text:style-name="Standard"><text:span text:style-name="T1">Objectif</text:span> : Rechercher le framework php le plus proche de la philosophie <text:s/>RoR</text:p>
      <text:list xml:id="list2445399344279500488" text:style-name="WWNum1">
        <text:list-item>
          <text:p text:style-name="P6">Rapidité de mise en œuvre</text:p>
        </text:list-item>
        <text:list-item>
          <text:p text:style-name="P6">Disponibilité de Gems</text:p>
        </text:list-item>
        <text:list-item>
          <text:p text:style-name="P6">Environnements configurables</text:p>
        </text:list-item>
        <text:list-item>
          <text:p text:style-name="P6">Communauté importante et active</text:p>
        </text:list-item>
        <text:list-item>
          <text:p text:style-name="P6">Générateurs de model, contrôleurs, vues</text:p>
        </text:list-item>
        <text:list-item>
          <text:p text:style-name="P6">Optimisateur de code</text:p>
        </text:list-item>
        <text:list-item>
          <text:p text:style-name="P6">Générateur de documentation</text:p>
        </text:list-item>
        <text:list-item>
          <text:p text:style-name="P6">Tests unitaire/fonctionnels automatisés</text:p>
        </text:list-item>
      </text:list>
      <text:h text:style-name="Heading_20_2" text:outline-level="2">Comparateur de framework</text:h>
      <text:p text:style-name="Standard">http://vschart.com/compare/phalconphp/vs/laravel/vs/codeigniter</text:p>
      <text:h text:style-name="Heading_20_2" text:outline-level="2">Laravel </text:h>
      <text:p text:style-name="Standard"><text:a xlink:type="simple" xlink:href="http://laravel.com/docs/5.0">http://laravel.com/docs/5.0</text:a></text:p>
      <text:h text:style-name="Heading_20_3" text:outline-level="3">Activité de la communauté : </text:h>
      <text:p text:style-name="Standard">1 gros commiter (plus de 100k lignes), <text:s/>une baisse importante <text:s/>de la participation en 2014.</text:p>
      <text:h text:style-name="Heading_20_3" text:outline-level="3"><text:soft-page-break/>Points forts </text:h>
      <text:p text:style-name="Standard">Présence de migration </text:p>
      <text:h text:style-name="Heading_20_2" text:outline-level="2">Phalcon </text:h>
      <text:p text:style-name="Standard"><text:a xlink:type="simple" xlink:href="http://phalconphp.com/fr/">http://phalconphp.com/fr/</text:a></text:p>
      <text:h text:style-name="Heading_20_3" text:outline-level="3">Activité de la communauté : </text:h>
      <text:p text:style-name="Standard">8 gros commiter (plus de 100k lignes)</text:p>
      <text:h text:style-name="Heading_20_3" text:outline-level="3">Points forts </text:h>
      <text:p text:style-name="Standard">Présence d’un outil de développement (<text:a xlink:type="simple" xlink:href="http://docs.phalconphp.com/en/latest/reference/tools.html">http://docs.phalconphp.com/en/latest/reference/tools.html</text:a>) permettant de générer des scaffolding, des migrations etc.</text:p>
      <text:p text:style-name="Standard">Présence de unit testing (<text:a xlink:type="simple" xlink:href="http://docs.phalconphp.com/en/latest/reference/unit-testing.html">http://docs.phalconphp.com/en/latest/reference/unit-testing.html</text:a>)</text:p>
      <text:p text:style-name="Standard">Présence de tutoriels </text:p>
      <text:h text:style-name="Heading_20_2" text:outline-level="2">Composer</text:h>
      <text:p text:style-name="Standard"><text:a xlink:type="simple" xlink:href="https://getcomposer.org/doc/01-basic-usage.md">https://getcomposer.org/doc/01-basic-usage.md</text:a></text:p>
      <text:h text:style-name="Heading_20_1" text:outline-level="1">L’avenir du web</text:h>
      <text:p text:style-name="Standard">Pendant le Mobile World Congress 2013, Mozilla présente les nouveautés de Firefox OS de l’année à venir et les possibilités qu’offre le Web en tant que plateforme.</text:p>
      <text:p text:style-name="Standard">Firefox OS est conçu pour s’adapter à l’utilisateur, à ses centres d’intérêts et besoins avec des fonctionnalités telles que la recherche adaptative d’applications, l’utilisation hors ligne et le contrôle des coûts. Firefox OS offre des niveaux de personnalisation inégalés par rapport à d’autres plateformes ou périphériques. Ceci est réalisable car Firefox OS repose sur les technologies flexibles du Web et grâce à l’architecture modulaire d’éléments de base de l’interface utilisateur, facilitant sa personnalisation par tous les utilisateurs.</text:p>
      <text:p text:style-name="Standard">Au début, Firefox OS était su<text:bookmark text:name="_GoBack"/>pporté par des opérateurs tels que Telefónica, Telecom Italia, Telenor et Deutsche Telekom ainsi que des équipementiers comme ZTE et TCL. De nos jours il y a une trentaine de partenaires tels que Qualcomm, LG, Huawei, Alcatel, Twitter et est présent sur plus de 15 marchés en Inde, Amérique du sud et Europe. Dépassant l’application du smartphone, il est aujourd’hui utilisé sur les téléviseurs comme Panasonic (<text:a xlink:type="simple" xlink:href="http://news.panasonic.co.uk/pressreleases/panasonic-unveils-new-my-home-screen-2-0-tv-user-interface-powered-by-firefox-os-1120532">http://news.panasonic.co.uk/pressreleases/panasonic-unveils-new-my-home-screen-2-0-tv-user-interface-powered-by-firefox-os-1120532</text:a>) ou encore la clé de streaming Matchstick (<text:a xlink:type="simple" xlink:href="https://www.kickstarter.com/projects/matchstick/matchstick-the-streaming-stick-built-on-firefox-os?ref=nav_search">https://www.kickstarter.com/projects/matchstick/matchstick-the-streaming-stick-built-on-firefox-os?ref=nav_search</text:a>) .</text:p>
      <text:p text:style-name="Standard">Le web aujourd’hui permet la modularité, la légèreté et la puissance que tout un chacun recherche au quotidien.</text:p>
      <text:h text:style-name="Heading_20_1" text:outline-level="1"><text:soft-page-break/>Références</text:h>
      <text:p text:style-name="Standard">ORM: <text:a xlink:type="simple" xlink:href="http://guides.rubyonrails.org/active_record_basics.html">http://guides.rubyonrails.org/active_record_basics.html</text:a></text:p>
      <text:p text:style-name="Standard">Git: <text:a xlink:type="simple" xlink:href="http://git-scm.com/">http://git-scm.com/</text:a></text:p>
      <text:p text:style-name="Standard">MVC : <text:a xlink:type="simple" xlink:href="https://en.wikipedia.org/wiki/Model-view-controller">https://en.wikipedia.org/wiki/Model-view-controller</text:a></text:p>
      <text:p text:style-name="Standard">CRUD : <text:a xlink:type="simple" xlink:href="https://en.wikipedia.org/wiki/Create,_read,_update_and_delete">https://en.wikipedia.org/wiki/Create,_read,_update_and_delete</text:a></text:p>
      <text:p text:style-name="Standard">Les migrations : <text:a xlink:type="simple" xlink:href="http://guides.rubyonrails.org/v3.0.3/migrations.html">http://guides.rubyonrails.org/v3.0.3/migrations.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ejaVu Sans"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ejaVu San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 Alain</meta:initial-creator>
    <dc:creator>Alain ANDRE</dc:creator>
    <meta:editing-cycles>4</meta:editing-cycles>
    <meta:creation-date>2015-02-24T02:11:00</meta:creation-date>
    <dc:date>2015-02-24T05:27:45.759334345</dc:date>
    <meta:editing-duration>PT14M16S</meta:editing-duration>
    <meta:generator>LibreOffice/4.2.7.2$Linux_x86 LibreOffice_project/420m0$Build-2</meta:generator>
    <meta:document-statistic meta:table-count="0" meta:image-count="0" meta:object-count="0" meta:page-count="6" meta:paragraph-count="110" meta:word-count="1494" meta:character-count="10079" meta:non-whitespace-character-count="8621"/>
    <meta:user-defined meta:name="AppVersion">14.0000</meta:user-defined>
    <meta:user-defined meta:name="Company">CA Technolog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